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f94f" officeooo:paragraph-rsid="0016f94f"/>
    </style:style>
    <style:style style:name="P2" style:family="paragraph" style:parent-style-name="Standard">
      <style:text-properties officeooo:rsid="0003507c" officeooo:paragraph-rsid="0003507c"/>
    </style:style>
    <style:style style:name="P3" style:family="paragraph" style:parent-style-name="Standard">
      <style:text-properties fo:font-size="16pt" officeooo:rsid="0003507c" officeooo:paragraph-rsid="0003507c" style:font-size-asian="16pt" style:font-size-complex="16pt"/>
    </style:style>
    <style:style style:name="P4" style:family="paragraph" style:parent-style-name="Standard">
      <style:text-properties officeooo:rsid="00054454" officeooo:paragraph-rsid="00054454"/>
    </style:style>
    <style:style style:name="P5" style:family="paragraph" style:parent-style-name="Standard">
      <style:text-properties officeooo:rsid="0006aea7" officeooo:paragraph-rsid="0006aea7"/>
    </style:style>
    <style:style style:name="P6" style:family="paragraph" style:parent-style-name="Standard">
      <style:text-properties fo:font-size="18pt" officeooo:rsid="0003507c" officeooo:paragraph-rsid="0003507c" style:font-size-asian="18pt" style:font-size-complex="18pt"/>
    </style:style>
    <style:style style:name="P7" style:family="paragraph" style:parent-style-name="Standard">
      <style:text-properties officeooo:rsid="000a2ac3" officeooo:paragraph-rsid="000a2ac3"/>
    </style:style>
    <style:style style:name="P8" style:family="paragraph" style:parent-style-name="Standard">
      <style:text-properties officeooo:rsid="000c1413" officeooo:paragraph-rsid="000c1413"/>
    </style:style>
    <style:style style:name="P9" style:family="paragraph" style:parent-style-name="Standard">
      <style:text-properties officeooo:rsid="000e14bc" officeooo:paragraph-rsid="000e14bc"/>
    </style:style>
    <style:style style:name="P10" style:family="paragraph" style:parent-style-name="Standard">
      <style:text-properties officeooo:rsid="000de1da" officeooo:paragraph-rsid="000de1da"/>
    </style:style>
    <style:style style:name="P11" style:family="paragraph" style:parent-style-name="Standard">
      <style:text-properties officeooo:rsid="0013fac2" officeooo:paragraph-rsid="0013fac2"/>
    </style:style>
    <style:style style:name="P12" style:family="paragraph" style:parent-style-name="Standard">
      <style:text-properties officeooo:rsid="001ad09a" officeooo:paragraph-rsid="001ad09a"/>
    </style:style>
    <style:style style:name="T1" style:family="text">
      <style:text-properties officeooo:rsid="00054454"/>
    </style:style>
    <style:style style:name="T2" style:family="text">
      <style:text-properties officeooo:rsid="0006aea7"/>
    </style:style>
    <style:style style:name="T3" style:family="text">
      <style:text-properties officeooo:rsid="0007d4b4"/>
    </style:style>
    <style:style style:name="T4" style:family="text">
      <style:text-properties officeooo:rsid="000e14bc"/>
    </style:style>
    <style:style style:name="T5" style:family="text">
      <style:text-properties officeooo:rsid="000fc65e"/>
    </style:style>
    <style:style style:name="T6" style:family="text">
      <style:text-properties officeooo:rsid="00159edf"/>
    </style:style>
    <style:style style:name="T7" style:family="text">
      <style:text-properties officeooo:rsid="00174145"/>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20ba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tech report</text:p>
      <text:p text:style-name="P2"/>
      <text:p text:style-name="P3">Client Side:</text:p>
      <text:p text:style-name="P2"/>
      <text:p text:style-name="P2">Overview:</text:p>
      <text:p text:style-name="P2">Our focus for the website in general was to provide a platform for potential attendees of a fictional star wars fan event. From the offset, we decided to aim for a few polished web pages, creating a repsonsive and dynamic experience for the user, as opposed to producing a large number of 'rough' pages. As a result, we tried to add subtle animations where possible using css and javascript (mostly through Jquery). In hindsight, we may have spent too long at the early stages worrying about unimportant details such as how the page looks when fully zoomed in etc. Overall, a lot of time was spent ironing out the details to give the page as <text:span text:style-name="T1">much aesthetic appeal as we could (given we are by no means 'artists').</text:span></text:p>
      <text:p text:style-name="P2"/>
      <text:p text:style-name="P4">Fundamentally, there is a top bar (accessible via the compass) with the links to the other pages. Each page has its own javascript file to deal with local animations (and later sending server requests). The only page not accessible from the top bar is the 'sign up' page, which is found by clicking the 'sign up' button on the login box provided by the storm trooper in the upper-right corner of each page.</text:p>
      <text:p text:style-name="P2"/>
      <text:p text:style-name="P2"/>
      <text:p text:style-name="P2">HTML:</text:p>
      <text:p text:style-name="P4">The HTML of each page is the same for the “top-bar” section, covering the key features present on every page such as the compass, links and storm trooper login box. We did aim to use a framework going forward regarding using a template for this (and the footer) which would be loaded in each time as part of a server request. However, due to the timeframe we ended up just having this html in each page. We learned a lot about the inter-relationship between HTML and CSS and would often find ourselves creating “container” divs to aid in styling and later in javascript animation. Adding both classes and id atrributes to the same HTML element was a useful technique for styling everything with the same classes similarly, with subtle changes for those with added ids. <text:span text:style-name="T2">Later on, we also employed methods that involved adding new HTML to the live page to create new content on certain events etc via javascript. </text:span><text:s/></text:p>
      <text:p text:style-name="P2"/>
      <text:p text:style-name="P2">CSS:</text:p>
      <text:p text:style-name="P5">It is safe to say that CSS proved to be the most tedious aspect of developing the site, and we often came across situations where the styling appeared to be illogical. As such, we had to go to great lengths to get things 'just right', to the point of even using negative values for margins where no suitable alternatives seemed available. Despite this, certain CSS parts worked just as expected, and we also made use of the built-in animation functions for changing the opacity of the compass and the storm trooper and rotating the compass on hover. We did find that the options provided by CSS, when working ok, allow for a wealth of different styling techniques at a very specific level. For instance, styling the placeholder font/colour for forms when the client side validation failed. Another useful feature was the ability to style classes that no elements currently have, then add such a class to an element in javascript as a response mechanism, changing how it looks immediately. Similarly, CSS characteristics themselves were obtained and changed in javascript.</text:p>
      <text:p text:style-name="P2"/>
      <text:p text:style-name="P2">Javascript:</text:p>
      <text:p text:style-name="P5">We used javascript extensively on the client side. After a while, we discovered the usefulness of Jquery, namely the ease of 'css selecting' and the built in polyfills for other browsers. On top of this, built in methods such as 'animate' came in very handy. <text:span text:style-name="T3">As such, we found ourselves using Jquery objects instinctively over javascript objects. Initially, javascript was used for event listeners on HTML elements that needed animating or used to open up other elements. Later on we used it to </text:span><text:soft-page-break/><text:span text:style-name="T3">extract entered text (from the sign up fields for example) to do client side validation. The requests to the server when required user information is needed, are sent from our javascript script files using AJAX dynamic requests. Subsequently the javascript files are used to receive the response, extract the JSON string and parse it to essentially get the 'returned objects'. This was used to get user information such as name, email etc. when required to display to the screen, as well as the number of tickets purchased and to send a request to “purchase a ticket” (covered in the server side section). Overall, our understanding of javascript as a whole has been extended greatly. The most challenging aspect of it was learning how to deal with functions which executed asynchronously, given that you cannot just simply 'return a value' as would normally be done, but rather must continute on using callbacks after the function has completed.</text:span></text:p>
      <text:p text:style-name="P2"/>
      <text:p text:style-name="P2">Vec<text:span text:style-name="T1">to</text:span>rs:</text:p>
      <text:p text:style-name="P1">Scalable vector graphics (SVG) are used throughout the site. Primarily, they were used for logos (e.g. the compass for the menu bar or the logo for the login menu) to allow users to zoom in an out and maintain the quality of the images. <text:span text:style-name="T10">The scrolling section on the main page and the scrolling effect on tickets.html were created using a combination of divs and triangular SVGs. The SVGs make the website more scalable and better suited to a range of devices and therefore were used as frequently as possible. </text:span></text:p>
      <text:p text:style-name="P1"/>
      <text:p text:style-name="P2">Added Graphical Features (Globe):</text:p>
      <text:p text:style-name="P1">The animatable planet seen on the homepage was created using webGL and a webGL framework (three.js). The main code for the planet can be found inside globe.js. Simply, the code creates a sphere on a canvas and then wraps a series of images around it and sets the lighting. There is a render funciton that animates the globe and causes it to rotate at a constant rate. The animation can also be paused by clicking the “stop” button. </text:p>
      <text:p text:style-name="P1">When the page loads, an image of the planet is displayed over the top of the canvas. This means that on older browsers that do not support webGL, the users can still view the static planet. <text:span text:style-name="T7">This method was also used to give the globe time to load, so that the user didn't have to experience an infuriatingly slow page. Once the user clicks animate, if their browser supports it, the image will be removed and the 3D, animated sphere will be displayed.</text:span></text:p>
      <text:p text:style-name="P12">This feature allowed us to use image manipulation tools. The main surface of the planet was a satellite image of a forest. The texture on the surface was created by making a black and white height map (on <text:span text:style-name="T8">Wilbur</text:span><text:span text:style-name="T9">: </text:span><text:a xlink:type="simple" xlink:href="http://www.fracterra.com/wilbur.html"><text:span text:style-name="T9">http://www.fracterra.com/wilbur.html</text:span></text:a><text:span text:style-name="T9">) from the forest and superimposing it onto the sphere along with the forest image. The clouds are a separate image created on GIMP with a transparent background. The clouds were added to the planet and animated to move slowly in the opposite direction to give a 3D impression. </text:span></text:p>
      <text:p text:style-name="P2"/>
      <text:p text:style-name="P6">Server Side:</text:p>
      <text:p text:style-name="P2"/>
      <text:p text:style-name="P2">User Accounts:</text:p>
      <text:p text:style-name="P7">For the site, we originally planned to have a wealth of user information, such as a randomly generated “star wars character name” etc. However, given the learning curve of sending and receiving server requests/responses dynamically, we decided to only go for basic user information such as username, email, gender etc. as well as the ability to purchase and remember number of tickets for each ticket type. </text:p>
      <text:p text:style-name="P7"/>
      <text:p text:style-name="P8">To accomplish this, we used the sqlite3 module for node (installed by npm) to store two tables, one for user info and one for users purchasing tickets. This allows for requests to be made in the script files using XmlHttpRequests and monitoring the response object. After checking whether the user exists, the information is typically returned as the content of the response object. For instance, for the profile page, the necessary information is found from a SQL query, and in the asynchronous function, the information is turned into a stringified JSON object and returned as a string. Then, on <text:soft-page-break/>the client side, the string is parsed into an actual object, and the parameters are used in building the live page content (through changing html in javascript). This makes the page dynamic as information is gleaned and put on screen without having to refresh the page at all.</text:p>
      <text:p text:style-name="P8"/>
      <text:p text:style-name="P9">Sessions:</text:p>
      <text:p text:style-name="P10">In order to get the correct user information, a cookie was used which comprised a randomly generated session key (sha 256). This session key was put in a map corresponding to a certain user id. When the user logs in, a session key is generated, put in the map with their user id, and a response cookie with the session key is sent, which will expire on browser close. <text:span text:style-name="T4">Subsequently, when each page is accessed, the script sends a server request to see if the user is logged in (by checking if there is a cookie with a matching session id). If so, the page content is loaded differently to be tailored to the specific user. If not, the page is loaded normally as if not logged in (with login buttons etc.).</text:span></text:p>
      <text:p text:style-name="P2"/>
      <text:p text:style-name="P2">Ticket Purchasing:</text:p>
      <text:p text:style-name="P9">There are three levels of tickets available, and if logged in, the user can purchase tickets. This is accomplished by making an addition to the database table for purchased tickets (matches a user id to a ticket type, with its own unique id). Once purchased, the new details will be fetched to change the content of the page to signify that a ticket has been purchased, and show how many. This check is formed by an SQL query which returns the count for each ticket type for each user. <text:span text:style-name="T5">With the returned amount of tickets in the server response, if no tickets have been purchased for a given ticket type, the content is left unchanged. Otherwise, if there are any, a green ticket is added and the number of tickets purchased is shown. </text:span></text:p>
      <text:p text:style-name="P9"/>
      <text:p text:style-name="P11">Learning Experience:</text:p>
      <text:p text:style-name="P11">From performing such server requests, we learned a lot about how servers worked in general, and the true difference between get and post requests etc. <text:span text:style-name="T6">The technique of sending different URLs with information contained in them was unfamiliar at first, but this became an instinctive thing to do from a javascript file so that the URL is not actually visible in the address bar of the browser (although they could be visible in the network block of the developer tools). Overall, the unit in general has vastly improved our understanding of how websites work at the front end and, more notably, the back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01:41:00.686683688</meta:creation-date>
    <dc:date>2016-05-28T17:33:53.393475581</dc:date>
    <meta:editing-duration>PT1H17M23S</meta:editing-duration>
    <meta:editing-cycles>19</meta:editing-cycles>
    <meta:generator>LibreOffice/4.2.8.2$Linux_X86_64 LibreOffice_project/420m0$Build-2</meta:generator>
    <dc:creator>Liam </dc:creator>
    <meta:document-statistic meta:table-count="0" meta:image-count="0" meta:object-count="0" meta:page-count="3" meta:paragraph-count="27" meta:word-count="1722" meta:character-count="9958" meta:non-whitespace-character-count="8256"/>
  </office:meta>
</office:document-meta>
</file>